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3.281cm"/>
    </style:style>
    <style:style style:name="Table1.C" style:family="table-column">
      <style:table-column-properties style:column-width="2.302cm"/>
    </style:style>
    <style:style style:name="Table1.D" style:family="table-column">
      <style:table-column-properties style:column-width="3.519cm"/>
    </style:style>
    <style:style style:name="Table1.E" style:family="table-column">
      <style:table-column-properties style:column-width="2.778cm"/>
    </style:style>
    <style:style style:name="Table1.F" style:family="table-column">
      <style:table-column-properties style:column-width="2.72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P1" style:family="paragraph" style:parent-style-name="Header">
      <style:text-properties officeooo:paragraph-rsid="001ab0f6"/>
    </style:style>
    <style:style style:name="P2" style:family="paragraph" style:parent-style-name="Standard">
      <style:text-properties officeooo:rsid="00087b67" officeooo:paragraph-rsid="00087b67"/>
    </style:style>
    <style:style style:name="P3" style:family="paragraph" style:parent-style-name="Standard">
      <style:paragraph-properties fo:hyphenation-ladder-count="no-limit"/>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0"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3" style:family="paragraph" style:parent-style-name="Standard">
      <style:text-properties fo:font-size="10pt" officeooo:rsid="00087b67" officeooo:paragraph-rsid="00087b67"/>
    </style:style>
    <style:style style:name="P14" style:family="paragraph" style:parent-style-name="Standard">
      <style:text-properties fo:font-size="10pt" officeooo:rsid="00087b67" officeooo:paragraph-rsid="001faef4"/>
    </style:style>
    <style:style style:name="P15"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6" style:family="paragraph" style:parent-style-name="Table_20_Contents">
      <style:paragraph-properties fo:text-align="justify" style:justify-single-word="false"/>
      <style:text-properties style:font-name="Liberation Serif" fo:font-size="12pt" officeooo:rsid="001ab0f6" officeooo:paragraph-rsid="001ab0f6" style:font-name-asian="Droid Sans Fallback" style:font-size-asian="10.5pt" style:font-name-complex="FreeSans" style:font-size-complex="12pt"/>
    </style:style>
    <style:style style:name="P17"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officeooo:rsid="001ce419"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9" style:family="paragraph">
      <style:paragraph-properties fo:text-align="center"/>
    </style:style>
    <style:style style:name="T1" style:family="tex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style:style>
    <style:style style:name="T2" style:family="text">
      <style:text-properties fo:font-weight="bold"/>
    </style:style>
    <style:style style:name="T3" style:family="text">
      <style:text-properties fo:font-style="normal" fo:font-weight="bold"/>
    </style:style>
    <style:style style:name="T4" style:family="text">
      <style:text-properties fo:font-style="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officeooo:rsid="0018468e"/>
    </style:style>
    <style:style style:name="T8" style:family="text">
      <style:text-properties officeooo:rsid="0019e56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ewlett-Packard Securities Litigation</text:p>
      <text:p text:style-name="P13">c/o Garden City Group, LLC</text:p>
      <text:p text:style-name="P13">Claims Administrator</text:p>
      <text:p text:style-name="P13">P.O. Box 10056</text:p>
      <text:p text:style-name="P13">Dublin,OH43017-6656</text:p>
      <text:p text:style-name="P13">1-877-782-8059 <text:s text:c="47"/></text:p>
      <text:p text:style-name="P14">HPD0104183336<text:tab/><text:tab/></text:p>
      <text:p text:style-name="P14"><text:tab/></text:p>
      <text:p text:style-name="P13">ABSOLUTE STRATEGIES FUND<text:tab/><text:tab/><text:tab/><text:tab/> <text:s text:c="3"/></text:p>
      <text:p text:style-name="P13">THREE CANAL PLAZA</text:p>
      <text:p text:style-name="P13">SUITE 600<text:tab/><text:tab/><text:tab/><text:tab/><text:tab/><text:tab/><text:tab/><text:tab/> <text:s text:c="9"/></text:p>
      <text:p text:style-name="P13">PORTLAND, ME 04101 <text:s text:c="52"/></text:p>
      <text:p text:style-name="P2"><text:tab/><text:tab/><text:tab/><text:tab/><text:tab/><text:tab/><text:tab/><text:tab/> <text:s text:c="4"/></text:p>
      <text:p text:style-name="P3"><text:s text:c="21"/><text:tab/><text:tab/><text:tab/><text:tab/><text:tab/><text:tab/><text:tab/><text:tab/><text:tab/> <text:s text:c="3"/></text:p>
      <text:p text:style-name="P15"><text:span text:style-name="T2">Mailing Date</text:span>: Hewlett-Packard Securities Litigation</text:p>
      <text:p text:style-name="P15"><text:span text:style-name="T2">Response Due Date</text:span>: 42233</text:p>
      <text:p text:style-name="P15"><text:span text:style-name="T2">Claim No</text:span>:10181733</text:p>
      <text:p text:style-name="P15"><text:s/></text:p>
      <text:p text:style-name="P15"><text:span text:style-name="T2">Eligible Securities</text:span>:Hewlett-Packard Common Stock</text:p>
      <text:p text:style-name="P15"/>
      <text:p text:style-name="P15"><text:span text:style-name="T2">Class Period</text:span>: <text:s/>Nov. 22, 2010 through Aug. 18, 2011, inclusive</text:p>
      <text:p text:style-name="P15"/>
      <text:p text:style-name="P10"/>
      <text:p text:style-name="P10">NOTICE OF CONDITIONAL REJECTION OF YOUR ENTIRE CLAIM</text:p>
      <text:p text:style-name="P10"/>
      <text:p text:style-name="P4">Dear Claimant:</text:p>
      <text:p text:style-name="P4">The Claim Form you submitted in the Hewlett-Packard Securities Litigation was processed and conditionally</text:p>
      <text:p text:style-name="P4">rejected in its entirety pursuant to the terms of the Settlement as approved by the Court.The reason(s) for the rejection of your entire claim is on the back of this letter.</text:p>
      <text:p text:style-name="P4"/>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4"><text:tab/>If you have any questions regarding this letter, please call the Claims Administrator at 1-877-782-8059 for a detailed description of the reasons your Claim Form has been rejected.</text:p>
      <text:p text:style-name="P4"/>
      <text:p text:style-name="P4">Sincerely,</text:p>
      <text:p text:style-name="P4"/>
      <text:p text:style-name="P4">The Claims Administrator</text:p>
      <text:p text:style-name="P4">Hewlett-Packard Securities Litigation</text:p>
      <text:p text:style-name="P4"/>
      <text:p text:style-name="P4"><text:s text:c="10"/>***<text:span text:style-name="T3">THIS IS THE ONLY NOTICE YOU WILL RECEIVE FOR THIS CLAIM</text:span>***</text:p>
      <text:p text:style-name="P9"><text:span text:style-name="T4">IMPORTANT INFORMATION ABOUT YOUR CLAIM AND THE NEXT STEPS YOU MAY TAKE ARE ON THE BACK OF THIS LETTER. IF YOU HAVE ADDITIONAL QUESTIONS, PLEASE CALL US AT </text:span>1-877-782-8059.</text:p>
      <text:p text:style-name="P9"/>
      <text:p text:style-name="P4"/>
      <text:p text:style-name="P4"><text:soft-page-break/><text:tab/><text:tab/><text:tab/><text:tab/><text:tab/><text:tab/><text:tab/><text:tab/><text:tab/> <text:s text:c="34"/><text:tab/><text:tab/><text:tab/><text:tab/><text:tab/> <text:s/></text:p>
      <text:p text:style-name="P9"><text:span text:style-name="T7">Y</text:span><text:span text:style-name="T6">OU MUST INCLUDE A COPY OF THIS LETTER WITH ANY RESPONSE AND YOU MUST REFERENCE YOUR CLAIM NUMBER ON ALL CORRESPONDENCE AND <text:s text:c="50"/>DOCUMENTATION.</text:span></text:p>
      <text:p text:style-name="P4"><text:s/></text:p>
      <text:p text:style-name="P12">PROBLEM(S) WITH YOUR CLAIM:</text:p>
      <text:p text:style-name="P5"/>
      <text:p text:style-name="P8">YOUR CLAIM IS MISSING INFORMATION AND/OR APPROPRIATE SUPPORTING DOCUMENTATION FOR CERTAIN TRANSACTIONS. </text:p>
      <text:p text:style-name="P5"><draw:path text:anchor-type="paragraph" draw:z-index="0" draw:style-name="gr1" draw:text-style-name="P19" svg:width="8.85cm" svg:height="16.642cm" draw:transform="rotate (1.98897721557274) translate (2.7298465285653cm 12.0790693349629cm)" svg:viewBox="0 0 8851 16643" svg:d="M5923 29c288-102 537 93 800 153 260 59 502 179 736 298 239 122 479 190 672 443 265 350 165 711 368 1061 188 325-141 695-24 1032 144 414 122 846 223 1257 102 417 109 817 140 1249 31 439 3 871-59 1306-53 363-19 733-57 1104-40 394-210 737-317 1104-106 366-288 702-438 1051-124 290-257 578-386 870-132 297-304 583-398 895-103 342-418 520-567 819-160 323-240 683-392 1013-135 293-262 599-398 895-196 428-377 870-762 1195-337 283-720 477-1121 631-326 126-667 251-1031 237-319-13-606-152-900-255-255-90-519-188-750-333-274-173-190-579-311-863-148-345-413-623-554-970-148-362-265-733-346-1109-89-410-38-837-22-1255 13-336 62-667 97-999 37-358 90-712 129-1072 33-311 101-625 231-911 124-274 205-565 341-832 154-303 165-660 311-962 152-313 226-645 395-954 178-324 302-678 451-1015 154-347 308-693 463-1040 114-258 229-517 343-774 115-258 230-517 344-773 140-315 270-637 419-943 125-256 193-542 417-742 262-234 648-191 891-443 251-260 623-177 922-314l317-62"><text:p/></draw:path>The specific transactions at issue are listed in the chart below. The part of the chart that is blank indicates where information is missing.</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ransaction</text:p>
          </table:table-cell>
          <table:table-cell table:style-name="Table1.A1" office:value-type="string">
            <text:p text:style-name="P16">Security</text:p>
          </table:table-cell>
          <table:table-cell table:style-name="Table1.A1" office:value-type="string">
            <text:p text:style-name="P16">Trade Date</text:p>
          </table:table-cell>
          <table:table-cell table:style-name="Table1.A1" office:value-type="string">
            <text:p text:style-name="P16">Number of shares</text:p>
          </table:table-cell>
          <table:table-cell table:style-name="Table1.A1" office:value-type="string">
            <text:p text:style-name="P16">Price per share</text:p>
          </table:table-cell>
          <table:table-cell table:style-name="Table1.F1" office:value-type="string">
            <text:p text:style-name="P16">Net Amount</text:p>
          </table:table-cell>
        </table:table-row>
      </table:table>
      <text:p text:style-name="P5"/>
      <text:p text:style-name="P5"/>
      <text:p text:style-name="P5"/>
      <text:p text:style-name="P5"/>
      <text:p text:style-name="P5"/>
      <text:p text:style-name="P5"/>
      <text:p text:style-name="P5"><text:s text:c="8"/>*** <text:span text:style-name="T8">We need to fill up this table,as shown in sample pdf.***</text:span></text:p>
      <text:p text:style-name="P5"/>
      <text:p text:style-name="P5"/>
      <text:p text:style-name="P5"/>
      <text:p text:style-name="P5"/>
      <text:p text:style-name="P5"/>
      <text:p text:style-name="P5"/>
      <text:p text:style-name="P5"/>
      <text:p text:style-name="P11">HOW TO FIX YOUR CLAIM:</text:p>
      <text:p text:style-name="P6">If there is a blank space in information about the transaction(s) listed above, you must (1) return this letter, (2) fill in the blank spaces above with the missing information (if there is an "XXX" but no blank space, then that information is not needed), <text:span text:style-name="T5">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5">along with</text:span> appropriate supporting documentation.</text:p>
      <text:p text:style-name="P17"><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ab0f6"/>
    </style:style>
    <style:style style:name="MT1" style:family="tex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37"/><text:tab/> <text:s text:c="73"/><text:span text:style-name="MT1">Claim No:10181733</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ace </meta:initial-creator>
    <meta:creation-date>2015-07-02T19:57:10.062606075</meta:creation-date>
    <dc:date>2015-09-21T22:07:51.515976688</dc:date>
    <meta:editing-cycles>63</meta:editing-cycles>
    <meta:generator>LibreOffice/4.4.2.2$Linux_X86_64 LibreOffice_project/40m0$Build-2</meta:generator>
    <meta:editing-duration>PT3M50S</meta:editing-duration>
    <meta:document-statistic meta:table-count="1" meta:image-count="0" meta:object-count="0" meta:page-count="2" meta:paragraph-count="50" meta:word-count="530" meta:character-count="3814" meta:non-whitespace-character-count="2913"/>
  </office:meta>
</office:document-meta>
</file>